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f25a" officeooo:paragraph-rsid="000fa9d3"/>
    </style:style>
    <style:style style:name="P2" style:family="paragraph" style:parent-style-name="Standard">
      <style:text-properties officeooo:rsid="00190881" officeooo:paragraph-rsid="000fa9d3"/>
    </style:style>
    <style:style style:name="P3" style:family="paragraph" style:parent-style-name="Standard">
      <style:text-properties officeooo:rsid="000fa9d3" officeooo:paragraph-rsid="000fa9d3"/>
    </style:style>
    <style:style style:name="P4" style:family="paragraph" style:parent-style-name="Standard">
      <style:text-properties fo:font-weight="bold" officeooo:rsid="000fa9d3" officeooo:paragraph-rsid="000fa9d3" style:font-weight-asian="bold" style:font-weight-complex="bold"/>
    </style:style>
    <style:style style:name="T1" style:family="text">
      <style:text-properties officeooo:rsid="000bd586"/>
    </style:style>
    <style:style style:name="T2" style:family="text">
      <style:text-properties officeooo:rsid="00185f32"/>
    </style:style>
    <style:style style:name="T3" style:family="text">
      <style:text-properties officeooo:rsid="000fa9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Net architecture with Batch Normalisation</text:p>
      <text:p text:style-name="P1">Feature scaling: Standard Scaler. Feature scaling performed on the features of the training dataset and the same mean, variance is used to scale the testing dataset</text:p>
      <text:p text:style-name="P1">ReLU activation function in all layers</text:p>
      <text:p text:style-name="P2">Validation loss after <text:span text:style-name="T3">400 epochs: 0.55</text:span></text:p>
      <text:p text:style-name="P4">Learning rate=theoretical LR/2</text:p>
      <text:p text:style-name="P3">SGD optimiz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4:38:08.703422374</meta:creation-date>
    <dc:date>2019-10-23T14:39:27.117880472</dc:date>
    <meta:editing-duration>PT1M18S</meta:editing-duration>
    <meta:editing-cycles>1</meta:editing-cycles>
    <meta:document-statistic meta:table-count="0" meta:image-count="0" meta:object-count="0" meta:page-count="1" meta:paragraph-count="6" meta:word-count="48" meta:character-count="327" meta:non-whitespace-character-count="285"/>
    <meta:generator>LibreOffice/5.1.6.2$Linux_X86_64 LibreOffice_project/10m0$Build-2</meta:generator>
  </office:meta>
</office:document-meta>
</file>